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is_published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table:number-columns-repeated="2" office:value-type="string" calcext:value-type="string">
            <text:p>aaa</text:p>
          </table:table-cell>
          <table:table-cell office:value-type="string" calcext:value-type="string">
            <text:p>aaa.jpe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bb</text:p>
          </table:table-cell>
          <table:table-cell office:value-type="string" calcext:value-type="string">
            <text:p>bbb.jpeg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ccc</text:p>
          </table:table-cell>
          <table:table-cell office:value-type="string" calcext:value-type="string">
            <text:p>ccc.jpe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0:43:57.247334888</meta:creation-date>
    <dc:date>2023-01-28T10:46:30.424040589</dc:date>
    <meta:editing-duration>PT2M33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